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adornments="Regular" style:font-family-generic="roman"/>
    <style:font-face style:name="apple-system" svg:font-family="apple-system, BlinkMacSystemFont, 'Segoe WPC', 'Segoe UI', system-ui, Ubuntu, 'Droid Sans', sans-serif"/>
  </office:font-face-decls>
  <office:automatic-styles>
    <style:style style:name="P1" style:family="paragraph" style:parent-style-name="Standard">
      <style:paragraph-properties fo:margin-top="0cm" fo:margin-bottom="0cm" style:contextual-spacing="true" fo:text-align="justify" style:justify-single-word="false" fo:hyphenation-ladder-count="no-limit"/>
      <style:text-properties fo:color="#000000" loext:opacity="100%" fo:font-size="14pt" officeooo:paragraph-rsid="001e2c70" style:font-size-asian="14pt" style:font-size-complex="14pt"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cm" fo:margin-bottom="0cm" style:contextual-spacing="true" fo:text-align="justify" style:justify-single-word="false" fo:hyphenation-ladder-count="no-limit" fo:text-indent="1.251cm" style:auto-text-indent="false"/>
      <style:text-properties fo:color="#000000" loext:opacity="100%" fo:font-size="14pt" officeooo:paragraph-rsid="001e2c70" style:font-size-asian="14pt" style:font-size-complex="14pt"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cm" fo:margin-bottom="0cm" style:contextual-spacing="true" fo:text-align="justify" style:justify-single-word="false" fo:hyphenation-ladder-count="no-limit"/>
      <style:text-properties fo:color="#000000" loext:opacity="100%" fo:font-size="14pt" fo:language="en" fo:country="US" officeooo:paragraph-rsid="001e2c70" fo:background-color="#ffff00" style:font-size-asian="14pt" style:font-size-complex="14pt"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cm" fo:margin-bottom="0cm" style:contextual-spacing="true" fo:text-align="justify" style:justify-single-word="false" fo:hyphenation-ladder-count="no-limit" fo:text-indent="1.251cm" style:auto-text-indent="false"/>
      <style:text-properties fo:color="#000000" loext:opacity="100%" fo:font-size="14pt" fo:language="en" fo:country="US" officeooo:paragraph-rsid="001e2c70" fo:background-color="#ffff00" style:font-size-asian="14pt" style:font-size-complex="14pt"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cm" fo:margin-bottom="0cm" style:contextual-spacing="true" fo:text-align="justify" style:justify-single-word="false" fo:hyphenation-ladder-count="no-limit" fo:text-indent="1.251cm" style:auto-text-indent="false"/>
      <style:text-properties fo:color="#000000" loext:opacity="100%" fo:font-size="14pt" officeooo:paragraph-rsid="001e2c70" fo:background-color="#ffff00" style:font-size-asian="14pt" style:font-size-complex="14pt"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cm" fo:margin-bottom="0cm" style:contextual-spacing="true" fo:text-align="center" style:justify-single-word="false" fo:hyphenation-ladder-count="no-limit"/>
      <style:text-properties officeooo:rsid="001e2c70" officeooo:paragraph-rsid="001e2c70"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cm" style:contextual-spacing="true" fo:text-align="center" style:justify-single-word="false" fo:hyphenation-ladder-count="no-limit"/>
      <style:text-properties officeooo:paragraph-rsid="001e2c70" fo:background-color="#ffff00"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cm" style:contextual-spacing="true" fo:text-align="justify" style:justify-single-word="false" fo:hyphenation-ladder-count="no-limit" fo:text-indent="1.251cm" style:auto-text-indent="false"/>
      <style:text-properties officeooo:paragraph-rsid="001e2c70" fo:background-color="#ffff00"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cm" fo:margin-bottom="0cm" style:contextual-spacing="true" fo:text-align="justify" style:justify-single-word="false" fo:hyphenation-ladder-count="no-limit"/>
      <style:text-properties officeooo:paragraph-rsid="001e2c70" fo:background-color="#ffff00"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text-properties officeooo:paragraph-rsid="00212bad"/>
    </style:style>
    <style:style style:name="P11" style:family="paragraph" style:parent-style-name="Standard">
      <style:paragraph-properties fo:margin-top="0cm" fo:margin-bottom="0cm" style:contextual-spacing="true" fo:text-align="center" style:justify-single-word="false" fo:hyphenation-ladder-count="no-limit" fo:text-indent="1.251cm" style:auto-text-indent="false"/>
      <style:text-properties fo:font-size="14pt" fo:font-weight="bold" officeooo:rsid="0023d6b0" officeooo:paragraph-rsid="0023d6b0" fo:background-color="transparent" style:font-size-asian="12.25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text-properties officeooo:rsid="0023deee" officeooo:paragraph-rsid="0023deee"/>
    </style:style>
    <style:style style:name="P13" style:family="paragraph" style:parent-style-name="Standard">
      <style:text-properties officeooo:paragraph-rsid="00255b10"/>
    </style:style>
    <style:style style:name="P14" style:family="paragraph" style:parent-style-name="Standard">
      <style:paragraph-properties fo:margin-top="0cm" fo:margin-bottom="0cm" style:contextual-spacing="true" fo:line-height="150%" fo:text-align="justify" style:justify-single-word="false" fo:hyphenation-ladder-count="no-limit" fo:text-indent="1.251cm" style:auto-text-indent="false"/>
      <style:text-properties officeooo:paragraph-rsid="0026c0a6"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cm" fo:margin-bottom="0cm" style:contextual-spacing="true" fo:line-height="150%" fo:text-align="center" style:justify-single-word="false" fo:hyphenation-ladder-count="no-limit"/>
      <style:text-properties officeooo:paragraph-rsid="0026c0a6" fo:hyphenate="false" fo:hyphenation-remain-char-count="2" fo:hyphenation-push-char-count="2" loext:hyphenation-no-caps="false" loext:hyphenation-no-last-word="false" loext:hyphenation-word-char-count="5" loext:hyphenation-zone="no-limit"/>
    </style:style>
    <style:style style:name="T1" style:family="text">
      <style:text-properties fo:color="#000000" loext:opacity="100%" fo:font-size="12pt" fo:language="en" fo:country="US" fo:font-weight="bold" style:font-size-asian="12pt" style:font-weight-asian="bold" style:font-size-complex="12pt"/>
    </style:style>
    <style:style style:name="T2" style:family="text">
      <style:text-properties fo:color="#000000" loext:opacity="100%" fo:font-size="12pt" fo:language="en" fo:country="US" style:font-size-asian="12pt" style:font-size-complex="12pt"/>
    </style:style>
    <style:style style:name="T3" style:family="text">
      <style:text-properties fo:color="#000000" loext:opacity="100%" fo:font-size="12pt" style:font-size-asian="12pt" style:font-size-complex="12pt"/>
    </style:style>
    <style:style style:name="T4" style:family="text">
      <style:text-properties fo:color="#000000" loext:opacity="100%" fo:font-size="12pt" fo:font-weight="bold" style:font-size-asian="12pt" style:font-weight-asian="bold" style:font-size-complex="12pt"/>
    </style:style>
    <style:style style:name="T5" style:family="text">
      <style:text-properties fo:color="#000000" loext:opacity="100%" fo:font-size="14pt" fo:font-weight="bold" style:font-size-asian="14pt" style:font-weight-asian="bold" style:font-size-complex="14pt"/>
    </style:style>
    <style:style style:name="T6" style:family="text">
      <style:text-properties fo:color="#000000" loext:opacity="100%" fo:font-size="14pt" fo:font-weight="bold" style:font-size-asian="14pt" style:font-weight-asian="bold" style:font-size-complex="14pt" style:font-weight-complex="bold"/>
    </style:style>
    <style:style style:name="T7" style:family="text">
      <style:text-properties fo:color="#000000" loext:opacity="100%" fo:font-size="14pt" fo:font-weight="bold" officeooo:rsid="0026c0a6" style:font-size-asian="14pt" style:font-weight-asian="bold" style:font-size-complex="14pt" style:font-weight-complex="bold"/>
    </style:style>
    <style:style style:name="T8" style:family="text">
      <style:text-properties fo:color="#000000" loext:opacity="100%" fo:font-size="14pt" fo:language="en" fo:country="US" fo:font-weight="bold" style:font-size-asian="14pt" style:font-weight-asian="bold" style:font-size-complex="14pt"/>
    </style:style>
    <style:style style:name="T9" style:family="text">
      <style:text-properties fo:color="#000000" loext:opacity="100%" fo:font-size="14pt" fo:language="en" fo:country="US" style:font-size-asian="14pt" style:font-size-complex="14pt" style:font-weight-complex="bold"/>
    </style:style>
    <style:style style:name="T10" style:family="text">
      <style:text-properties fo:color="#000000" loext:opacity="100%" fo:font-size="14pt" fo:language="en" fo:country="US" officeooo:rsid="0026c0a6" style:font-size-asian="14pt" style:font-size-complex="14pt" style:font-weight-complex="bold"/>
    </style:style>
    <style:style style:name="T11" style:family="text">
      <style:text-properties fo:color="#000000" loext:opacity="100%" fo:font-size="14pt" style:font-size-asian="14pt" style:font-size-complex="14pt" style:font-weight-complex="bold"/>
    </style:style>
    <style:style style:name="T12" style:family="text">
      <style:text-properties fo:color="#000000" loext:opacity="100%" fo:font-size="14pt" officeooo:rsid="0026c0a6" style:font-size-asian="14pt" style:font-size-complex="14pt" style:font-weight-complex="bold"/>
    </style:style>
    <style:style style:name="T13" style:family="text">
      <style:text-properties fo:color="#000000" loext:opacity="100%" fo:language="en" fo:country="US"/>
    </style:style>
    <style:style style:name="T14" style:family="text">
      <style:text-properties fo:font-variant="normal" fo:text-transform="none" fo:color="#000000" loext:opacity="100%" style:font-name="apple-system" fo:font-size="10.5pt" fo:letter-spacing="normal" fo:font-style="normal" fo:font-weight="normal"/>
    </style:style>
    <style:style style:name="T15" style:family="text">
      <style:text-properties fo:font-variant="normal" fo:text-transform="none" fo:color="#000000" loext:opacity="100%" style:font-name="apple-system" fo:font-size="14pt" fo:letter-spacing="normal" fo:font-style="normal" fo:font-weight="normal" style:font-size-asian="14pt" style:font-size-complex="14pt"/>
    </style:style>
    <style:style style:name="T16"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fo:background-color="transparent" loext:char-shading-value="0" style:font-size-asian="14pt" style:font-size-complex="14pt"/>
    </style:style>
    <style:style style:name="T17"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1f9607" style:text-blinking="false" fo:background-color="transparent" loext:char-shading-value="0" style:font-size-asian="14pt" style:font-size-complex="14pt"/>
    </style:style>
    <style:style style:name="T18" style:family="text">
      <style:text-properties fo:font-variant="normal" fo:text-transform="none" fo:color="#000000" loext:opacity="100%" style:font-name="Times New Roman" fo:font-size="14pt" fo:letter-spacing="normal" fo:font-style="normal" fo:font-weight="normal" fo:background-color="transparent" loext:char-shading-value="0" style:font-size-asian="14pt" style:font-size-complex="14pt"/>
    </style:style>
    <style:style style:name="T19" style:family="text">
      <style:text-properties fo:font-variant="normal" fo:text-transform="none" fo:color="#000000" loext:opacity="100%" style:font-name="Times New Roman" fo:font-size="14pt" fo:letter-spacing="normal" fo:font-style="normal" fo:font-weight="normal" officeooo:rsid="001f9607" fo:background-color="transparent" loext:char-shading-value="0" style:font-size-asian="14pt" style:font-size-complex="14pt"/>
    </style:style>
    <style:style style:name="T20" style:family="text">
      <style:text-properties fo:font-variant="normal" fo:text-transform="none" fo:color="#000000" loext:opacity="100%" style:font-name="Times New Roman" fo:font-size="14pt" fo:letter-spacing="normal" fo:font-style="normal" fo:font-weight="normal" officeooo:rsid="00212bad" fo:background-color="transparent" loext:char-shading-value="0" style:font-size-asian="14pt" style:font-size-complex="14pt"/>
    </style:style>
    <style:style style:name="T21" style:family="text">
      <style:text-properties fo:font-variant="normal" fo:text-transform="none" fo:color="#000000" loext:opacity="100%" style:font-name="Times New Roman" fo:font-size="14pt" fo:letter-spacing="normal" fo:font-style="normal" fo:font-weight="normal" style:font-size-asian="14pt" style:font-size-complex="14pt"/>
    </style:style>
    <style:style style:name="T22" style:family="text">
      <style:text-properties fo:font-variant="normal" fo:text-transform="none" fo:color="#000000" loext:opacity="100%" style:font-name="Times New Roman" fo:font-size="14pt" fo:letter-spacing="normal" fo:font-style="normal" fo:font-weight="normal" officeooo:rsid="00255b10" style:font-size-asian="14pt" style:font-size-complex="14pt"/>
    </style:style>
    <style:style style:name="T23" style:family="text">
      <style:text-properties fo:font-variant="normal" fo:text-transform="none" fo:color="#000000" loext:opacity="100%" style:font-name="Times New Roman" fo:font-size="14pt" fo:letter-spacing="normal" style:font-size-asian="14pt" style:font-size-complex="14pt"/>
    </style:style>
    <style:style style:name="T24" style:family="text">
      <style:text-properties fo:font-variant="normal" fo:text-transform="none" fo:color="#000000" loext:opacity="100%" fo:letter-spacing="normal"/>
    </style:style>
    <style:style style:name="T25" style:family="text">
      <style:text-properties fo:font-variant="normal" fo:text-transform="none" fo:color="#000000" loext:opacity="100%" fo:font-size="14pt" fo:letter-spacing="normal" style:font-size-asian="14pt" style:font-size-complex="14pt"/>
    </style:style>
    <style:style style:name="T26" style:family="text">
      <style:text-properties fo:font-variant="normal" fo:text-transform="none" style:text-line-through-style="none" style:text-line-through-type="none" style:font-name="apple-system" fo:font-size="10.5pt" fo:letter-spacing="normal" fo:font-style="normal" style:text-underline-style="none" fo:font-weight="normal" style:text-blinking="false"/>
    </style:style>
    <style:style style:name="T27" style:family="text">
      <style:text-properties fo:font-variant="normal" fo:text-transform="none" style:text-line-through-style="none" style:text-line-through-type="none" style:font-name="apple-system" fo:font-size="14pt" fo:letter-spacing="normal" fo:font-style="normal" style:text-underline-style="none" fo:font-weight="normal" style:text-blinking="false" style:font-size-asian="14pt" style:font-size-complex="14pt"/>
    </style:style>
    <style:style style:name="T28" style:family="text">
      <style:text-properties fo:font-variant="normal" fo:text-transform="none" style:text-line-through-style="none" style:text-line-through-type="none" style:font-name="Times New Roman" fo:font-size="14pt" fo:letter-spacing="normal" fo:font-style="normal" style:text-underline-style="none" fo:font-weight="normal" style:text-blinking="false" fo:background-color="transparent" loext:char-shading-value="0" style:font-size-asian="14pt" style:font-size-complex="14pt"/>
    </style:style>
    <style:style style:name="T29" style:family="text">
      <style:text-properties fo:font-variant="normal" fo:text-transform="none" style:text-line-through-style="none" style:text-line-through-type="none" style:font-name="Times New Roman" fo:font-size="14pt" fo:letter-spacing="normal" fo:font-style="normal" style:text-underline-style="none" fo:font-weight="normal" officeooo:rsid="001f9607" style:text-blinking="false" fo:background-color="transparent" loext:char-shading-value="0" style:font-size-asian="14pt" style:font-size-complex="14pt"/>
    </style:style>
    <style:style style:name="T30" style:family="text">
      <style:text-properties fo:font-variant="normal" fo:text-transform="none" style:text-line-through-style="none" style:text-line-through-type="none" style:font-name="Times New Roman" fo:font-size="14pt" fo:letter-spacing="normal" fo:font-style="normal" style:text-underline-style="none" fo:font-weight="normal" style:text-blinking="false" style:font-size-asian="14pt" style:font-size-complex="14pt"/>
    </style:style>
    <style:style style:name="T31" style:family="text">
      <style:text-properties officeooo:rsid="001f9607"/>
    </style:style>
    <style:style style:name="T32" style:family="text">
      <style:text-properties fo:font-size="14pt" style:font-size-asian="14pt" style:font-size-complex="14pt"/>
    </style:style>
    <style:style style:name="T33" style:family="text">
      <style:text-properties officeooo:rsid="0023d6b0"/>
    </style:style>
    <style:style style:name="T34" style:family="text">
      <style:text-properties officeooo:rsid="0023deee"/>
    </style:style>
    <style:style style:name="T35" style:family="text">
      <style:text-properties fo:background-color="#ffff00" loext:char-shading-value="0"/>
    </style:style>
    <style:style style:name="T36"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5"><text:span text:style-name="T5">УДК 620.3.51</text:span></text:p>
      <text:p text:style-name="P1"/>
      <text:p text:style-name="P6" loext:marker-style-name="T5"><text:span text:style-name="T5">Шеретов М.А.</text:span></text:p>
      <text:p text:style-name="P1"/>
      <text:p text:style-name="P7" loext:marker-style-name="T5"><text:span text:style-name="T5">ИЗВЛЕЧЕНИЕ ОТНОШЕНИЙ ТИПА «БЫТЬ–ЯВЛЯТЬСЯ»</text:span></text:p>
      <text:p text:style-name="P7" loext:marker-style-name="T5"><text:span text:style-name="T5">ИЗ ТЕКСТОВ НА РУССКОМ ЯЗЫКЕ</text:span></text:p>
      <text:p text:style-name="P2"/>
      <text:p text:style-name="P8" loext:marker-style-name="T3"><text:span text:style-name="T3">В этой статье исследуется возможность построения модели предметной области. Семантический, синтаксический и морфологический анализы текстов стали основой гибридного метода. Он должен выявить достоинства и недостатки уже существующих методов. Гибридный способ основан на извлечении отношений из текста. Отношение представляет собой глагол или отглагольную часть речи. В статье рассматривается извлечение отношений типа «быть-являться». Показан способ извлечения отношений и объектов отношений из токенов. Описан общий ход всего алгоритма гибридной модели построения предметной области.</text:span></text:p>
      <text:p text:style-name="P8" loext:marker-style-name="T3"><text:span text:style-name="T4">Ключевые слова:</text:span><text:span text:style-name="T3"> модель предметной области, морфологический анализ, глагол, отношение, гибридный метод.</text:span></text:p>
      <text:p text:style-name="P5"/>
      <text:p text:style-name="P7" loext:marker-style-name="T8"><text:span text:style-name="T8">Ivanov I.I., Sidorov V.I. </text:span></text:p>
      <text:p text:style-name="P3"/>
      <text:p text:style-name="P7" loext:marker-style-name="T8"><text:span text:style-name="T8">EXTRACTING RELATIONS SUCH AS "TO BE" FROM</text:span></text:p>
      <text:p text:style-name="P7" loext:marker-style-name="T8"><text:span text:style-name="T8">THE TEXTS IN RUSSIAN LANGUAGE</text:span></text:p>
      <text:p text:style-name="P4"/>
      <text:p text:style-name="P8" loext:marker-style-name="T2"><text:span text:style-name="T2">In this article we study the possibility of constructing a domain model. The basis of the hybrid method is semantic analysis, syntactic analysis and morphological analysis of texts. It should take into account the merits and demerits of existing methods. The hybrid method is based on extracting relations from text. Relations is a verb, participle, or gerund. In this article we look at extracting relations such as "to be". We have shown a way to extract relations and objects from tokens. We described the general course of the algorithm of the hybrid model of building a domain.</text:span></text:p>
      <text:p text:style-name="P8" loext:marker-style-name="T2"><text:span text:style-name="T1">Keywords: </text:span><text:span text:style-name="T2">domain model; morphological analysis, verb, relation, hybrid method.</text:span></text:p>
      <text:p text:style-name="P8" loext:marker-style-name="T2"><text:span text:style-name="T2"/></text:p>
      <text:p text:style-name="Standard"><text:span text:style-name="T18">Существует множество моделей для анализа, подсчёта и классификации клеток крови. К примеру Lou и др. использовали метод опорных векторов на </text:span><text:soft-page-break/><text:span text:style-name="T18">основе спектрального анализа для подсчёта эритроцитов </text:span><text:span text:style-name="T19">[</text:span><text:span text:style-name="T28">1</text:span><text:span text:style-name="T29">]</text:span><text:span text:style-name="T18">. Cruz и др. создали систему, испол</text:span><text:span text:style-name="T20">ь</text:span><text:span text:style-name="T18">зующую пороговое значение насыщенности оттенка и связную маркировку для независимого подсчёта эритроцитов, лейкоцитов и тромбоцитов </text:span><text:span text:style-name="T19">[</text:span><text:span text:style-name="T28">2</text:span><text:span text:style-name="T29">]</text:span><text:span text:style-name="T18">. Acharya and Kumar построили систему подсчёта эритроцитов используя разделение вокруг медоида и преобразование Хафа </text:span><text:span text:style-name="T19">[</text:span><text:span text:style-name="T28">3</text:span><text:span text:style-name="T29">]</text:span><text:span text:style-name="T18">. Singhal и Singh классифицировали злокачественные и доброкачественные лейкоциты, используя 256 локальных бинарных признаков </text:span><text:span text:style-name="T19">[</text:span><text:span text:style-name="T28">4</text:span><text:span text:style-name="T29">]</text:span><text:span text:style-name="T18">. Затем они увеличили количество используемых ими признаков до 4096, чтобы улучшить результаты классификации </text:span><text:span text:style-name="T19">[</text:span><text:span text:style-name="T28">5</text:span><text:span text:style-name="T29">]</text:span><text:span text:style-name="T18">. И наоборот, Bhattacharjee и Saini использовали только 8 признаков работы метода k-ближайших соседей для классификации лейкоцитов</text:span><text:span text:style-name="T28">6</text:span><text:span text:style-name="T18">. Kutlu и другие, а также Long' использовали различные сверточные нейронные сети для классификации разных типов лейкоцитов </text:span><text:span text:style-name="T19">[</text:span><text:span text:style-name="T28">7</text:span><text:span text:style-name="T18">,</text:span><text:span text:style-name="T28">8</text:span><text:span text:style-name="T29">]</text:span><text:span text:style-name="T18">. Однако ни один из этих методов не позволяет одновременно подсчитывать количество эритроцитов, тромбоцитов и лейкоцитов.</text:span></text:p>
      <text:p text:style-name="P10"><text:span text:style-name="T18">Популярным методом анализа и классификации изображений является использование сверточных нейронных сетей </text:span><text:span text:style-name="T19">[</text:span><text:span text:style-name="T16">9</text:span><text:span text:style-name="T17">]</text:span><text:span text:style-name="T18">. Эта модель вычислений также очень популярна в анализе медицинских изображений </text:span><text:span text:style-name="T19">[</text:span><text:span text:style-name="T16">10</text:span><text:span text:style-name="T18">,</text:span><text:span text:style-name="T16">11</text:span><text:span text:style-name="T17">]</text:span><text:span text:style-name="T18">. Свёрточные нейронные сети способны самостоятельно определить важные, для решение конкретной задачи, признаки </text:span><text:span text:style-name="T19">[</text:span><text:span text:style-name="T16">9</text:span><text:span text:style-name="T17">]</text:span><text:span text:style-name="T18">. Существует множество различных архитектур для CNN, включая VGGNet</text:span><text:span text:style-name="T19">[</text:span><text:span text:style-name="T16">12</text:span><text:span text:style-name="T17">]</text:span><text:span text:style-name="T18">, Resnet</text:span><text:span text:style-name="T19">[</text:span><text:span text:style-name="T16">13</text:span><text:span text:style-name="T17">]</text:span><text:span text:style-name="T18"> и YOLO</text:span><text:span text:style-name="T19">[</text:span><text:span text:style-name="T16">14</text:span><text:span text:style-name="T17">]</text:span><text:span text:style-name="T18">. Трансферное обучение особенно полезно, когда исследователь располагает набором данных с небольшим количеством наблюдений или экземпляров. При таком подходе заданная архитектура сначала тренируется на наборе данных, которых очень много. Затем предварительно обученная CNN тренируется на задаче, которую исследует аналитик </text:span><text:span text:style-name="T19">[</text:span><text:span text:style-name="T16">9</text:span><text:span text:style-name="T17">].</text:span><text:span text:style-name="T18"> Один из главных недостатков использования CNN это сложность интерпретации модели и признаков, используемых моделью, вне зависимости от архитектуры. Некоторые исследователи снижают размерность признаков, используемых для классификации, и добивались успеха. Так, например Sahlol и др. использовали трансферное обучение модели VGGNet в сочетаннии со статистически улучшенным алгоритмом Salp Swarm Algorithm </text:span><text:soft-page-break/><text:span text:style-name="T18">(SESSA) для извлечения более полезных признаков для классификации здоровых и злокачественных лейкоцитов </text:span><text:span text:style-name="T19">[</text:span><text:span text:style-name="T16">11</text:span><text:span text:style-name="T17">]</text:span><text:span text:style-name="T18">. В </text:span><text:span text:style-name="T19">резуль</text:span><text:span text:style-name="T20">т</text:span><text:span text:style-name="T19">ате</text:span><text:span text:style-name="T18"> было отобрано более 1000 признаков из 25088 возможных, которые затем были использованы в модели классификации на базе метода опорных векторов </text:span><text:span text:style-name="T19">[</text:span><text:span text:style-name="T16">11</text:span><text:span text:style-name="T17">]</text:span><text:span text:style-name="T18">. Однако этот подход всё ещё не даёт достаточного представления о важных, для определения доброкачественных и злокачественных лейкоцитов, признак</text:span><text:span text:style-name="T19">ах</text:span><text:span text:style-name="T18"> . Кроме того, эта система в основном занимается классификацией лейкоцитов и не способна отличить лейкоциты от эритроцитов или тромбоцитов.</text:span></text:p>
      <text:p text:style-name="Standard">Alam и Islam в своей статье [14] представили различные модели YOLO CNN для одновременного подсчёта эритроцитов, лейкоцитов и тромбоцитов с использованием различных архитектур. Однако, ни <text:span text:style-name="T31">о</text:span>дна из этих моделей не предоставляет прямой интерпретации. Более того, есть предположения, что модели, использующие интерпретируемые признаки, способны превзойти CNN[15]. <text:span text:style-name="T36">.....</text:span></text:p>
      <text:p text:style-name="P11" loext:marker-style-name="T2"><text:span text:style-name="T13">Библиографический список</text:span></text:p>
      <text:p text:style-name="Standard"><text:span text:style-name="T33">1. </text:span><text:span text:style-name="T32">J. Lou, M. Zhou, Q. Li, C. Yuan, H. Liu, An automatic red blood cell counting method based on spectral images. 2016 9th International Congress on Image and Signal Processing, BioMedical Engineering and Informatics (CISP-BMEI), 2016, pp. 1391–1396, </text:span><text:a xlink:type="simple" xlink:href="https://doi.org/10.1109/CISP-BMEI.2016.7852934" text:style-name="Internet_20_link" text:visited-style-name="Visited_20_Internet_20_Link"><text:span text:style-name="T32">https://doi.org/10.1109/CISP-BMEI.2016.7852934</text:span></text:a><text:span text:style-name="T32">.</text:span></text:p>
      <text:p text:style-name="P13"><text:span text:style-name="T34">2. </text:span><text:span text:style-name="T21">D. Cruz, C. Jennifer, Valiente, L.C. Castor, C.M.T. Mendoza, B.A. Jay, L.S.C. Jane, P. T.B. Brian, Determination of blood components (WBCs, RBCs, and Platelets) count in microscopic images using image processing and analysis. 2017IEEE 9th International Conference on Humanoid, Nanotechnology, Information Technology, Communication and Control, Environment and Management (HNICEM), 2017, pp. 1-</text:span><text:span text:style-name="T22">7</text:span><text:span text:style-name="T21">,</text:span><text:a xlink:type="simple" xlink:href="https://doi.org/10.1109/HNICEM.2017.8269515.ISSN:" text:style-name="Internet_20_link" text:visited-style-name="Visited_20_Internet_20_Link"><text:span text:style-name="T30">https://doi.org/10.1109/HNICEM.2017.8269515.ISSN:</text:span></text:a><text:span text:style-name="T23"> </text:span><text:span text:style-name="T21">null</text:span></text:p>
      <text:p text:style-name="P12">3. V. Acharya, P. Kumar, Identification and red blood cell automated counting from blood smear images using computer-aided system, Medical &amp; Biological Engineering &amp; Computing 56 (3) (2018) 483–489, https://doi.org/10.1007/s11517-017-1708-9</text:p>
      <text:p text:style-name="P12"><text:soft-page-break/>4. V. Singhal, P. Singh, Local Binary Pattern for automatic detection of Acute Lymphoblastic Leukemia. 2014 Twentieth National Conference on Communications (NCC), 2014, pp. 1–5, https://doi.org/10.1109/NCC.2014.6811261.</text:p>
      <text:p text:style-name="P12">5. V. Singhal, P. Singh, Texture Features for the Detection of Acute Lymphoblastic Leukemia, 2016, pp. 535–543, https://doi.org/10.1007/978-981-10-0135-2_52.</text:p>
      <text:p text:style-name="P12">6. R. Bhattacharjee, L.M. Saini, Robust technique for the detection of Acute Lymphoblastic Leukemia. 2015 IEEE Power, Communication and Information Technology Conference (PCITC), 2015, pp. 657–662, https://doi.org/10.1109/PCITC.2015.7438079.</text:p>
      <text:p text:style-name="P12">7. H. Kutlu, E. Avci, F. ¨Ozyurt, White blood cells detection and classification based on regional convolutional neural networks, Med. Hypotheses 135 (2020) 109472, https://doi.org/10.1016/j.mehy.2019.109472.https://www.sciencedirect.com/science/article/pii/S0306987719310680</text:p>
      <text:p text:style-name="P12">8. F. Long, J.-J. Peng, W. Song, X. Xia, J. Sang, Bloodcaps: a capsule network based model for the multiclassification of human peripheral blood cells, Comput Methods Programs Biomed 202 (2021) 105972, https://doi.org/10.1016/j.cmpb.2021.105972.https://www.sciencedirect.com/science/article/pii/S016926072100047X</text:p>
      <text:p text:style-name="P12">9. J. Gu, Z. Wang, J. Kuen, L. Ma, A. Shahroudy, B. Shuai, T. Liu, X. Wang, G. Wang, J. Cai, T. Chen, Recent advances in convolutional neural networks, Pattern Recognit 77 (2018) 354–377, https://doi.org/10.1016/j.patcog.2017.10.013.</text:p>
      <text:p text:style-name="P12">10. A. Esteva, K. Chou, S. Yeung, N. Naik, A. Madani, A. Mottaghi, Y. Liu, E. Topol, J. Dean, R. Socher, Deep learning-enabled medical computer vision, npj Digital Medicine 4 (1) (2021) 1–9, https://doi.org/10.1038/s41746-020-00376-2. Bandiera_abtest: a Cc_license_type: cc_by Cg_type: Nature Research Journals Number: 1 Primary_atype: Reviews Publisher: Nature Publishing Group Subject_ term: Computational science;Health care;Medical research Subject_term_id: computational-science;health-care;medical-research</text:p>
      <text:p text:style-name="P12"><text:soft-page-break/>11. A.T. Sahlol, P. Kollmannsberger, A.A. Ewees, Efficient classification of white blood cell leukemia with improved swarm optimization of deep features, Sci Rep 10 (1) (2020) 2536, https://doi.org/10.1038/s41598-020-59215-9.Number: 1 Publisher: Nature Publishing Group</text:p>
      <text:p text:style-name="P12">12. K. Simonyan, A. Zisserman, Very deep convolutional networks for large-scale image recognition, arXiv:1409.1556 [cs] (2015).ArXiv: 1409.1556, http://arxiv.org/abs/1409.1556</text:p>
      <text:p text:style-name="P12">13. K. He, X. Zhang, S. Ren, J. Sun, Deep Residual Learning for Image Recognition. 2016 IEEE Conference on Computer Vision and Pattern Recognition (CVPR), IEEE, Las Vegas, NV, USA, 2016, pp. 770–778, https://doi.org/10.1109/CVPR.2016.90. http://ieeexplore.ieee.org/document/7780459/</text:p>
      <text:p text:style-name="P12">14. M.M. Alam, M.T. Islam, Machine learning approach of automatic identification and counting of blood cells, Healthc Technol Lett 6 (4) (2019) 103–108, https://doi.org/10.1049/htl.2018.5098.https://www.ncbi.nlm.nih.gov/pmc/articles/PMC6718065/</text:p>
      <text:p text:style-name="P12">15. W.F. Lamberti, Classification of Synthetic Aperture Radar Images of Icebergs and Ships Using Random Forests Outperforms Convolutional Neural Networks. 2020 IEEE Radar Conference (RadarConf20), 2020, pp. 1–6, https://doi.org/10.1109/RadarConf2043947.2020.9266369.ISSN: 2375–5318</text:p>
      <text:p text:style-name="P12"/>
      <text:p text:style-name="P15" loext:marker-style-name="T6"><text:span text:style-name="T6">Сведения об авторах</text:span></text:p>
      <text:p text:style-name="P14" loext:marker-style-name="T11"><text:span text:style-name="T7">Шеретов Марк Алексеевич </text:span><text:span text:style-name="T11">– магистрант кафедры </text:span><text:span text:style-name="T12">ИТАС</text:span><text:span text:style-name="T11">, Пермского национального исследовательского политехнического университета, группы <text:s/>АСУ</text:span><text:span text:style-name="T12">8</text:span><text:span text:style-name="T11">-</text:span><text:span text:style-name="T12">23</text:span><text:span text:style-name="T11">-1</text:span><text:span text:style-name="T12">м</text:span><text:span text:style-name="T11">, г. Пермь, </text:span><text:span text:style-name="T9">e</text:span><text:span text:style-name="T11">-</text:span><text:span text:style-name="T9">mail</text:span><text:span text:style-name="T11">: </text:span><text:span text:style-name="T10">mark.sheretov</text:span><text:span text:style-name="T11">@</text:span><text:span text:style-name="T9">gmail</text:span><text:span text:style-name="T11">.</text:span><text:span text:style-name="T9">com</text:span></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adornments="Regular" style:font-family-generic="roman"/>
    <style:font-face style:name="apple-system" svg:font-family="apple-system, BlinkMacSystemFont, 'Segoe WPC', 'Segoe UI', system-ui, Ubuntu, 'Droid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text-indent="1.251cm" style:auto-text-indent="false">
        <style:tab-stops/>
      </style:paragraph-properties>
      <style:text-properties style:font-name="Times New Roman1" fo:font-family="'Times New Roman'" style:font-style-name="Regular" style:font-family-generic="roman"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Addressee" style:family="paragraph" style:parent-style-name="Standard" style:class="extra">
      <style:paragraph-properties fo:margin-top="0cm" fo:margin-bottom="0.106cm" style:contextual-spacing="false" text:number-lines="false" text:line-number="0"/>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20:58:20.152461118</meta:creation-date>
    <meta:generator>LibreOffice/24.2.3.2$Linux_X86_64 LibreOffice_project/420$Build-2</meta:generator>
    <dc:date>2024-05-21T21:29:25.133278432</dc:date>
    <meta:editing-duration>PT29M27S</meta:editing-duration>
    <meta:editing-cycles>9</meta:editing-cycles>
    <meta:document-statistic meta:table-count="0" meta:image-count="0" meta:object-count="0" meta:page-count="5" meta:paragraph-count="32" meta:word-count="1128" meta:character-count="9115" meta:non-whitespace-character-count="8028"/>
  </office:meta>
</office:document-meta>
</file>